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33cm"/>
    </style:style>
    <style:style style:name="Table1.C" style:family="table-column">
      <style:table-column-properties style:column-width="2.536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2.57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1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1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1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1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1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2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2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3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3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3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3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3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3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4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4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4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4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4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4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5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5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5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5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5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5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6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6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6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6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6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6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7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7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7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7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7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7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A8" style:family="table-cell">
      <style:table-cell-properties fo:background-color="#ff6d6d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B8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C8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D8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E8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1.F8" style:family="table-cell">
      <style:table-cell-properties fo:background-color="transparent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5cm" style:contextual-spacing="false" fo:line-height="100%" fo:text-align="justify" style:justify-single-word="false" fo:text-indent="0.499cm" style:auto-text-indent="false"/>
    </style:style>
    <style:style style:name="P2" style:family="paragraph" style:parent-style-name="Standard">
      <style:paragraph-properties fo:margin-top="0cm" fo:margin-bottom="0.25cm" style:contextual-spacing="false" fo:line-height="10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.25cm" style:contextual-spacing="false" fo:line-height="100%" fo:text-align="justify" style:justify-single-word="false" fo:text-indent="0.499cm" style:auto-text-indent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5cm" style:contextual-spacing="false" fo:line-height="100%" fo:text-align="justify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5cm" style:contextual-spacing="false" fo:line-height="100%" fo:text-align="justify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5cm" style:contextual-spacing="false" fo:line-height="100%" fo:text-align="justify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1pt" fo:font-weight="bold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officeooo:rsid="00181b6f" officeooo:paragraph-rsid="00181b6f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officeooo:rsid="00196714" officeooo:paragraph-rsid="00196714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officeooo:paragraph-rsid="0017e5e9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Text_20_body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Arial" style:font-name-complex="Arial"/>
    </style:style>
    <style:style style:name="T1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Arial" fo:font-size="12pt" fo:font-weight="bold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2pt" fo:font-weight="normal" fo:background-color="#ffff00" loext:char-shading-value="0" style:font-name-asian="Arial" style:font-name-complex="Arial"/>
    </style:style>
    <style:style style:name="T5" style:family="text">
      <style:text-properties fo:color="#c9211e" loext:opacity="100%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officeooo:rsid="0017e5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e5e9" style:font-weight-asian="normal" style:font-weight-complex="normal"/>
    </style:style>
    <style:style style:name="T9" style:family="text">
      <style:text-properties officeooo:rsid="00181b6f"/>
    </style:style>
    <style:style style:name="T10" style:family="text">
      <style:text-properties officeooo:rsid="00196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T2">Actividad 4_1.</text:span><text:span text:style-name="T3"> En la actualidad como se ha explicado en el tema la memoria actual se encapsula en módulos DIMM o SODIMM en portátiles. Vamos a buscar las características de las memorias más utilizadas en la actualidad. Completa esta tabla con sus características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86459965584">
          <table:table-cell table:style-name="Table1.A1" office:value-type="string">
            <text:p text:style-name="P7">Tipo</text:p>
          </table:table-cell>
          <table:table-cell table:style-name="Table1.B1" office:value-type="string">
            <text:p text:style-name="P7">Contactos</text:p>
          </table:table-cell>
          <table:table-cell table:style-name="Table1.C1" office:value-type="string">
            <text:p text:style-name="P7">bits</text:p>
          </table:table-cell>
          <table:table-cell table:style-name="Table1.D1" office:value-type="string">
            <text:p text:style-name="P7">Velocidades</text:p>
          </table:table-cell>
          <table:table-cell table:style-name="Table1.E1" office:value-type="string">
            <text:p text:style-name="P7">Accesos por ciclo de reloj</text:p>
          </table:table-cell>
          <table:table-cell table:style-name="Table1.F1" office:value-type="string">
            <text:p text:style-name="P7">Capacidades actuales</text:p>
          </table:table-cell>
        </table:table-row>
        <table:table-row table:style-name="TableLine2186459971024">
          <table:table-cell table:style-name="Table1.A2" office:value-type="string">
            <text:p text:style-name="P8">SDRAM</text:p>
          </table:table-cell>
          <table:table-cell table:style-name="Table1.B2" office:value-type="string">
            <text:p text:style-name="P14">168</text:p>
          </table:table-cell>
          <table:table-cell table:style-name="Table1.C2" office:value-type="string">
            <text:p text:style-name="P14">64/72</text:p>
          </table:table-cell>
          <table:table-cell table:style-name="Table1.D2" office:value-type="string">
            <text:p text:style-name="P14">66/100/133 Mhz.</text:p>
          </table:table-cell>
          <table:table-cell table:style-name="Table1.E2" office:value-type="string">
            <text:p text:style-name="P14">1</text:p>
          </table:table-cell>
          <table:table-cell table:style-name="Table1.F2" office:value-type="string">
            <text:p text:style-name="P11">16 -256MB</text:p>
          </table:table-cell>
        </table:table-row>
        <table:table-row table:style-name="TableLine2186459966672">
          <table:table-cell table:style-name="Table1.A3" office:value-type="string">
            <text:p text:style-name="P8">SDRAM DDR</text:p>
          </table:table-cell>
          <table:table-cell table:style-name="Table1.B3" office:value-type="string">
            <text:p text:style-name="P14">184</text:p>
          </table:table-cell>
          <table:table-cell table:style-name="Table1.C3" office:value-type="string">
            <text:p text:style-name="P14">64</text:p>
          </table:table-cell>
          <table:table-cell table:style-name="Table1.D3" office:value-type="string">
            <text:p text:style-name="P14">100/200 Mhz.</text:p>
          </table:table-cell>
          <table:table-cell table:style-name="Table1.E3" office:value-type="string">
            <text:p text:style-name="P14">2</text:p>
          </table:table-cell>
          <table:table-cell table:style-name="Table1.F3" office:value-type="string">
            <text:p text:style-name="P10"><text:span text:style-name="T10">128MB - </text:span>1 GB</text:p>
          </table:table-cell>
        </table:table-row>
        <table:table-row table:style-name="TableLine2186459974832">
          <table:table-cell table:style-name="Table1.A4" office:value-type="string">
            <text:p text:style-name="P8">SDRAM DDR2</text:p>
          </table:table-cell>
          <table:table-cell table:style-name="Table1.B4" office:value-type="string">
            <text:p text:style-name="P14">240</text:p>
          </table:table-cell>
          <table:table-cell table:style-name="Table1.C4" office:value-type="string">
            <text:p text:style-name="P14">64</text:p>
          </table:table-cell>
          <table:table-cell table:style-name="Table1.D4" office:value-type="string">
            <text:p text:style-name="P14">100/266 Mhz.</text:p>
          </table:table-cell>
          <table:table-cell table:style-name="Table1.E4" office:value-type="string">
            <text:p text:style-name="P14">4</text:p>
          </table:table-cell>
          <table:table-cell table:style-name="Table1.F4" office:value-type="string">
            <text:p text:style-name="P9"><text:s/><text:span text:style-name="T9">2 – 8GB</text:span></text:p>
          </table:table-cell>
        </table:table-row>
        <table:table-row table:style-name="TableLine2186459981904">
          <table:table-cell table:style-name="Table1.A5" office:value-type="string">
            <text:p text:style-name="P8">SDRAM DDR3</text:p>
          </table:table-cell>
          <table:table-cell table:style-name="Table1.B5" office:value-type="string">
            <text:p text:style-name="P14">240</text:p>
          </table:table-cell>
          <table:table-cell table:style-name="Table1.C5" office:value-type="string">
            <text:p text:style-name="P14">64</text:p>
          </table:table-cell>
          <table:table-cell table:style-name="Table1.D5" office:value-type="string">
            <text:p text:style-name="P14">800/2000 Mhz.</text:p>
          </table:table-cell>
          <table:table-cell table:style-name="Table1.E5" office:value-type="string">
            <text:p text:style-name="P14">8</text:p>
          </table:table-cell>
          <table:table-cell table:style-name="Table1.F5" office:value-type="string">
            <text:p text:style-name="P10">2 – 16GB</text:p>
          </table:table-cell>
        </table:table-row>
        <table:table-row table:style-name="TableLine2186459999040">
          <table:table-cell table:style-name="Table1.A6" office:value-type="string">
            <text:p text:style-name="P8">SDRAM DDR4</text:p>
          </table:table-cell>
          <table:table-cell table:style-name="Table1.B6" office:value-type="string">
            <text:p text:style-name="P14">288</text:p>
          </table:table-cell>
          <table:table-cell table:style-name="Table1.C6" office:value-type="string">
            <text:p text:style-name="P14">64</text:p>
          </table:table-cell>
          <table:table-cell table:style-name="Table1.D6" office:value-type="string">
            <text:p text:style-name="P14">2133/3200 Mhz.</text:p>
          </table:table-cell>
          <table:table-cell table:style-name="Table1.E6" office:value-type="string">
            <text:p text:style-name="P14">8</text:p>
          </table:table-cell>
          <table:table-cell table:style-name="Table1.F6" office:value-type="string">
            <text:p text:style-name="P10">8 - 64GB</text:p>
          </table:table-cell>
        </table:table-row>
        <table:table-row table:style-name="TableLine2186459990608">
          <table:table-cell table:style-name="Table1.A7" office:value-type="string">
            <text:p text:style-name="P8">SDRAM DDR5</text:p>
          </table:table-cell>
          <table:table-cell table:style-name="Table1.B7" office:value-type="string">
            <text:p text:style-name="P14">288</text:p>
          </table:table-cell>
          <table:table-cell table:style-name="Table1.C7" office:value-type="string">
            <text:p text:style-name="P14">2 x 40</text:p>
          </table:table-cell>
          <table:table-cell table:style-name="Table1.D7" office:value-type="string">
            <text:p text:style-name="P14">4800 MT/s</text:p>
          </table:table-cell>
          <table:table-cell table:style-name="Table1.E7" office:value-type="string">
            <text:p text:style-name="P14">16</text:p>
          </table:table-cell>
          <table:table-cell table:style-name="Table1.F7" office:value-type="string">
            <text:p text:style-name="P10">8 - 128GB</text:p>
          </table:table-cell>
        </table:table-row>
        <table:table-row table:style-name="TableLine2186459992784">
          <table:table-cell table:style-name="Table1.A8" office:value-type="string">
            <text:p text:style-name="P8">RIMM</text:p>
          </table:table-cell>
          <table:table-cell table:style-name="Table1.B8" office:value-type="string">
            <text:p text:style-name="P14">184</text:p>
          </table:table-cell>
          <table:table-cell table:style-name="Table1.C8" office:value-type="string">
            <text:p text:style-name="P14">16</text:p>
          </table:table-cell>
          <table:table-cell table:style-name="Table1.D8" office:value-type="string">
            <text:p text:style-name="P14">300/356/400 Mhz.</text:p>
          </table:table-cell>
          <table:table-cell table:style-name="Table1.E8" office:value-type="string">
            <text:p text:style-name="P14">2</text:p>
          </table:table-cell>
          <table:table-cell table:style-name="Table1.F8" office:value-type="string">
            <text:p text:style-name="P11">16 - 256MB</text:p>
          </table:table-cell>
        </table:table-row>
      </table:table>
      <text:p text:style-name="P3"/>
      <text:p text:style-name="P3"/>
      <text:p text:style-name="P1"><text:span text:style-name="T2">Actividad 4_2.</text:span><text:span text:style-name="T3"> <text:s/>Teniendo en cuenta las siguientes indicaciones que hemos visto en el tema y la información que te damos a continuación:</text:span></text:p>
      <text:p text:style-name="P2"><text:span text:style-name="T2">Ancho de Banda(MB/s)= Velocidad Efectiva(MHz) x Ancho del bus (bits/ciclo) </text:span><text:span text:style-name="T3">(8)</text:span></text:p>
      <text:p text:style-name="P2"><text:span text:style-name="T3">El ancho del bus sabemos que son 64 bits por lo tanto </text:span><text:span text:style-name="T2">8 bytes</text:span></text:p>
      <text:p text:style-name="P5">Velocidad Efectiva(MHz)= Velocidad Física x Aprovechamiento ciclos de reloj</text:p>
      <text:p text:style-name="P2"><text:span text:style-name="T3">PC4-</text:span><text:span text:style-name="T4">25600</text:span><text:span text:style-name="T3"> <text:s/>Indica el ancho de banda (MB/s)</text:span></text:p>
      <text:p text:style-name="P2"><text:span text:style-name="T3">DDR2-</text:span><text:span text:style-name="T5">600</text:span><text:span text:style-name="T3"> Indica la velocidad efectiva. </text:span></text:p>
      <text:p text:style-name="P6">Aprovechamiento del CICLO de RELOJ. Completa a partir de la tabla anterior. </text:p>
      <text:p text:style-name="P6">DDR ES 2 (Accesos por ciclo de reloj)</text:p>
      <text:p text:style-name="P6">DDR2 ES 4</text:p>
      <text:p text:style-name="P6">DDR3 ES 8</text:p>
      <text:p text:style-name="P6">DDR4 ES 8</text:p>
      <text:p text:style-name="P6">DDR5 ES 16</text:p>
      <text:p text:style-name="P6"/>
      <text:p text:style-name="P12">Dado un módulo de memoria RAM PC-3200, Su velocidad física será: <text:span text:style-name="T6">400 Mhz.</text:span></text:p>
      <text:p text:style-name="P12">y la expresaremos como DDR-<text:span text:style-name="T6">400</text:span></text:p>
      <text:p text:style-name="P12"/>
      <text:p text:style-name="P13">Busca otros modelos de memorias DDR (2, 3, 4 y 5) y comprueba con las fórmulas que acompañamos que se cumplen las nomenclaturas que les acompañan (PCX-XXXX y DDRX-XXXX)</text:p>
      <text:p text:style-name="P13"><text:span text:style-name="Strong_20_Emphasis"><text:span text:style-name="T7"/></text:span></text:p>
      <text:p text:style-name="P13"><text:span text:style-name="Strong_20_Emphasis"><text:span text:style-name="T7">DDR4 3200 PC4-25600 <text:s/>- <text:s/></text:span></text:span><text:span text:style-name="Strong_20_Emphasis"><text:span text:style-name="T8">3200 * 8 = 25600<text:line-break/></text:span></text:span><text:span text:style-name="Strong_20_Emphasis"><text:span text:style-name="T7">DDR4 2400 PC4-19200 <text:s/>- <text:s/></text:span></text:span><text:span text:style-name="Strong_20_Emphasis"><text:span text:style-name="T8">2400 * 8 = 19200</text:span></text:span><text:span text:style-name="Strong_20_Emphasis"><text:span text:style-name="T6"><text:line-break/></text:span></text:span><text:span text:style-name="Strong_20_Emphasis"><text:span text:style-name="T8">DDR3 1333 PC-10600 <text:s/>- <text:s/>1333 * 8 = 10600<text:line-break/>DDR2 800 PC2-6400 <text:s/>- <text:s/>800 * 8 = 6400</text:span></text:span></text:p>
      <text:p text:style-name="P13"><text:span text:style-name="Strong_20_Emphasis"><text:span text:style-name="T8"/></text:span></text:p>
      <text:p text:style-name="P1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1" svg:font-family="Calibri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4T23:04:43.913000000</dc:date>
    <meta:editing-duration>PT8M13S</meta:editing-duration>
    <meta:editing-cycles>2</meta:editing-cycles>
    <meta:generator>LibreOffice/7.1.3.2$Windows_X86_64 LibreOffice_project/47f78053abe362b9384784d31a6e56f8511eb1c1</meta:generator>
    <meta:document-statistic meta:table-count="1" meta:image-count="0" meta:object-count="0" meta:page-count="2" meta:paragraph-count="65" meta:word-count="305" meta:character-count="1609" meta:non-whitespace-character-count="1354"/>
  </office:meta>
</office:document-meta>
</file>